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4792in" style:rel-column-width="61297*"/>
    </style:style>
    <style:style style:name="Table10.B" style:family="table-column">
      <style:table-column-properties style:column-width="0.4479in" style:rel-column-width="4238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4" style:family="table">
      <style:table-properties style:width="2.1063in" table:align="left"/>
    </style:style>
    <style:style style:name="Table4.A" style:family="table-column">
      <style:table-column-properties style:column-width="2.1063in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326in" fo:margin-left="0in" fo:margin-right="-0.0076in" table:align="margins"/>
    </style:style>
    <style:style style:name="Table3.A" style:family="table-column">
      <style:table-column-properties style:column-width="6.9326in" style:rel-column-width="65535*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6.8563in" table:align="margins"/>
    </style:style>
    <style:style style:name="Table6.A" style:family="table-column">
      <style:table-column-properties style:column-width="0.3938in" style:rel-column-width="3766*"/>
    </style:style>
    <style:style style:name="Table6.B" style:family="table-column">
      <style:table-column-properties style:column-width="1.2854in" style:rel-column-width="12289*"/>
    </style:style>
    <style:style style:name="Table6.C" style:family="table-column">
      <style:table-column-properties style:column-width="5.1764in" style:rel-column-width="49480*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2.3333in" style:rel-column-width="22074*"/>
    </style:style>
    <style:style style:name="Table5.B" style:family="table-column">
      <style:table-column-properties style:column-width="4.5938in" style:rel-column-width="43461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7708in" style:rel-column-width="64056*"/>
    </style:style>
    <style:style style:name="Table1.B" style:family="table-column">
      <style:table-column-properties style:column-width="0.1563in" style:rel-column-width="1479*"/>
    </style:style>
    <style:style style:name="Table1.A1" style:family="table-cell">
      <style:table-cell-properties fo:padding="0.0382in" fo:border="none"/>
    </style:style>
    <style:style style:name="Table7" style:family="table">
      <style:table-properties style:width="6.6938in" table:align="margins"/>
    </style:style>
    <style:style style:name="Table7.A" style:family="table-column">
      <style:table-column-properties style:column-width="0.3938in" style:rel-column-width="3855*"/>
    </style:style>
    <style:style style:name="Table7.B" style:family="table-column">
      <style:table-column-properties style:column-width="1.2958in" style:rel-column-width="12686*"/>
    </style:style>
    <style:style style:name="Table7.C" style:family="table-column">
      <style:table-column-properties style:column-width="5.0042in" style:rel-column-width="48994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18in" style:rel-column-width="32760*"/>
    </style:style>
    <style:style style:name="Table9.B" style:family="table-column">
      <style:table-column-properties style:column-width="3.4632in" style:rel-column-width="32775*"/>
    </style:style>
    <style:style style:name="Table9.1" style:family="table-row">
      <style:table-row-properties style:min-row-height="1.6458in"/>
    </style:style>
    <style:style style:name="Table9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{Kejaksaan}</text:p>
          </table:table-cell>
          <table:table-cell table:style-name="Table10.B1" office:value-type="string">
            <text:p text:style-name="P5">BA-2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6">“UNTUK KEADILAN”</text:p>
          </table:table-cell>
        </table:table-row>
      </table:table>
      <text:p text:style-name="P1"><text:tab/><text:span text:style-name="T1">BERITA ACARA</text:span></text:p>
      <text:p text:style-name="P1"><text:span text:style-name="T1"><text:tab/> <text:s text:c="4"/>PENGAMBILAN SUMPAH / JANJI SAKSI </text:span><text:tab/><text:tab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 text:c="10"/><text:span text:style-name="T3"><text:s/>Pada hari ini {hari} <text:s/>tanggal </text:span><text:span text:style-name="T4">{tgl_pembuatan}</text:span><text:span text:style-name="T5"> </text:span><text:span text:style-name="T3"><text:s/>jam </text:span><text:span text:style-name="T4">{jam} </text:span><text:span text:style-name="T3">bertempat di </text:span><text:span text:style-name="T4">{lokasi} </text:span><text:span text:style-name="T3">saya Jaksa Penyidik/Jaksa Penuntut Umum :</text:span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4">[!-- BEGIN jaksaPenerima --]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4">{urutan}.</text:p>
                </table:table-cell>
                <table:table-cell table:style-name="Table6.A1" office:value-type="string">
                  <text:p text:style-name="P4">Nama <text:s text:c="16"/>:</text:p>
                </table:table-cell>
                <table:table-cell table:style-name="Table6.A1" office:value-type="string">
                  <text:p text:style-name="P4">{nama_pegawai}</text:p>
                </table:table-cell>
              </table:table-row>
              <table:table-row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>Pangkat / NIP <text:s text:c="3"/>:</text:p>
                </table:table-cell>
                <table:table-cell table:style-name="Table6.A1" office:value-type="string">
                  <text:p text:style-name="P4">{pangkat}</text:p>
                </table:table-cell>
              </table:table-row>
              <table:table-row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>Jabatan <text:s text:c="13"/>:</text:p>
                </table:table-cell>
                <table:table-cell table:style-name="Table6.A1" office:value-type="string">
                  <text:p text:style-name="P4">{jabatan}</text:p>
                </table:table-cell>
              </table:table-row>
            </table:table>
            <text:p text:style-name="P12">[!-- END jaksaPenerima --]</text:p>
          </table:table-cell>
        </table:table-row>
      </table:table>
      <text:p text:style-name="P7">Telah mengambil sumpah/janji seorang saksi 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Nama <text:s text:c="47"/>:</text:p>
          </table:table-cell>
          <table:table-cell table:style-name="Table5.A1" office:value-type="string">
            <text:p text:style-name="P7">{namaSaksi}</text:p>
          </table:table-cell>
        </table:table-row>
        <table:table-row>
          <table:table-cell table:style-name="Table5.A1" office:value-type="string">
            <text:p text:style-name="P7">Tempat Lahir <text:s text:c="35"/>: </text:p>
          </table:table-cell>
          <table:table-cell table:style-name="Table5.A1" office:value-type="string">
            <text:p text:style-name="P7">{tmpt_lahir}</text:p>
          </table:table-cell>
        </table:table-row>
        <table:table-row>
          <table:table-cell table:style-name="Table5.A1" office:value-type="string">
            <text:p text:style-name="P7">Umur/Tanggal Lahir <text:s text:c="24"/>:</text:p>
          </table:table-cell>
          <table:table-cell table:style-name="Table5.A1" office:value-type="string">
            <text:p text:style-name="P7">{tgl_lahir}</text:p>
          </table:table-cell>
        </table:table-row>
        <table:table-row>
          <table:table-cell table:style-name="Table5.A1" office:value-type="string">
            <text:p text:style-name="P7">Jenis Kelamin <text:s text:c="34"/>:</text:p>
          </table:table-cell>
          <table:table-cell table:style-name="Table5.A1" office:value-type="string">
            <text:p text:style-name="P7">{jenis_kelamin}</text:p>
          </table:table-cell>
        </table:table-row>
        <table:table-row>
          <table:table-cell table:style-name="Table5.A1" office:value-type="string">
            <text:p text:style-name="P7">Kebangsaan / Kewarganegaraan <text:s text:c="5"/>:</text:p>
          </table:table-cell>
          <table:table-cell table:style-name="Table5.A1" office:value-type="string">
            <text:p text:style-name="P7">{warganegara}</text:p>
          </table:table-cell>
        </table:table-row>
        <table:table-row>
          <table:table-cell table:style-name="Table5.A1" office:value-type="string">
            <text:p text:style-name="P7">Tempat Tinggal <text:s text:c="31"/>:</text:p>
          </table:table-cell>
          <table:table-cell table:style-name="Table5.A1" office:value-type="string">
            <text:p text:style-name="P7">{tmpt_tinggal}</text:p>
          </table:table-cell>
        </table:table-row>
        <table:table-row>
          <table:table-cell table:style-name="Table5.A1" office:value-type="string">
            <text:p text:style-name="P7">Agama <text:s text:c="45"/>:</text:p>
          </table:table-cell>
          <table:table-cell table:style-name="Table5.A1" office:value-type="string">
            <text:p text:style-name="P7">{agama}</text:p>
          </table:table-cell>
        </table:table-row>
        <table:table-row>
          <table:table-cell table:style-name="Table5.A1" office:value-type="string">
            <text:p text:style-name="P7">Pekerjaan <text:s text:c="40"/>:</text:p>
          </table:table-cell>
          <table:table-cell table:style-name="Table5.A1" office:value-type="string">
            <text:p text:style-name="P7">{pekerjaan}</text:p>
          </table:table-cell>
        </table:table-row>
        <table:table-row>
          <table:table-cell table:style-name="Table5.A1" office:value-type="string">
            <text:p text:style-name="P7">Pendidikan <text:s text:c="38"/>: <text:s/></text:p>
          </table:table-cell>
          <table:table-cell table:style-name="Table5.A1" office:value-type="string">
            <text:p text:style-name="P7">{pendidikan}</text:p>
          </table:table-cell>
        </table:table-row>
      </table:table>
      <text:p text:style-name="P2"/>
      <text:p text:style-name="P8">Sesuai dengan agama atau kepercayaan {kepercayaan} yang dianut nya dengan disaksikan oleh 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[!-- BEGIN jaksaSaksi --]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4">{urutan}.</text:p>
                </table:table-cell>
                <table:table-cell table:style-name="Table7.A1" office:value-type="string">
                  <text:p text:style-name="P4">Nama <text:s text:c="16"/>:</text:p>
                </table:table-cell>
                <table:table-cell table:style-name="Table7.A1" office:value-type="string">
                  <text:p text:style-name="P4">{nama_pegawai}</text:p>
                </table:table-cell>
              </table:table-row>
              <table:table-row>
                <table:table-cell table:style-name="Table7.A1" office:value-type="string">
                  <text:p text:style-name="P4"/>
                </table:table-cell>
                <table:table-cell table:style-name="Table7.A1" office:value-type="string">
                  <text:p text:style-name="P4">Pangkat / NIP <text:s text:c="3"/>:</text:p>
                </table:table-cell>
                <table:table-cell table:style-name="Table7.A1" office:value-type="string">
                  <text:p text:style-name="P4">{pangkat}</text:p>
                </table:table-cell>
              </table:table-row>
              <table:table-row>
                <table:table-cell table:style-name="Table7.A1" office:value-type="string">
                  <text:p text:style-name="P4"/>
                </table:table-cell>
                <table:table-cell table:style-name="Table7.A1" office:value-type="string">
                  <text:p text:style-name="P4">Jabatan <text:s text:c="13"/>:</text:p>
                </table:table-cell>
                <table:table-cell table:style-name="Table7.A1" office:value-type="string">
                  <text:p text:style-name="P4">{jabatan}</text:p>
                </table:table-cell>
              </table:table-row>
            </table:table>
            <text:p text:style-name="P4">[!-- END jaksaSaksi --]</text:p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  <text:p text:style-name="P15">Sesuai dengan pasal 116 UU No. 8 tahun 1981 jo pasal 27 ayat (1) UU No.5/1991*), maka untuk menguatkan keterangan sebagai saksi dalam perkara tersangka<text:span text:style-name="T1"> </text:span><text:span text:style-name="T2">{tersangka}</text:span> sebagaimana yang tercantum dalam Berita Acara Pemeriksaan saksi tan<text:span text:style-name="T2">ggal {tgl_pembuatan} yang dibuat oleh Jaksa penyidik {JaksaPenyidik} oleh karena diduga bahwa ia tidak akan dapat hadir dalam pemeriksaan pengadilan pada hari yang ditetapkan.</text:span></text:p>
      <text:p text:style-name="P16">Dengan Mengucapkan lafal sumpah/janji sebagai berikut:</text:p>
      <text:p text:style-name="P15"><text:span text:style-name="T2">“Demi Allah, saya bersumpah (sesuaikan dengan agama yang disumpah) bahwa keterangan yang saya berikan dihadapan Jaksa Penyidik pada {kejaksaan} pada tanggal {tgl_terima} . Dalam perkara pidana an Tersangka {tersangka}</text:span> adalah keterangan yang benar dan tidak lain daripada yang sebenarnya, apabila keterangan saya tersebut bohong maka saya bersedia menanggung resiko sesuai dengan ketentuan hukum yang berlaku”. (untuk agama Kristen/Katholik ditambah kalimat,“Semoga Tuhan menolong saya”).</text:p>
      <text:p text:style-name="P15">Selesai mengucapkan lafal sumpah/janji, maka ia membubukan tanda tangannya dibawah ini! Beserta 2 orang saksi tersebut di ata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<text:span text:style-name="T3"><text:tab/><text:tab/><text:tab/>Saksi-saksi,<text:tab/><text:tab/><text:tab/><text:tab/>Yang bersumpah/berjanji *),</text:span></text:p>
      <text:p text:style-name="P14"><text:span text:style-name="T3"><text:tab/> <text:s text:c="15"/>(..................................)<text:tab/><text:tab/><text:tab/>(.........................................)</text:span></text:p>
      <text:p text:style-name="P3"/>
      <text:p text:style-name="P2"><text:tab/>Demikianlah Berita Acara pengambilan Sumpah/janji saksi ini saya buat dengan sebenarnya atas kekuatan sumpah jabatan, kemudian saya tutup dan di tandatangani bersama para saksi pada hari dan tanggal sebagaimana tersebut di atas.</text:p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P9">Yang mengambil Sumpah</text:p>
            <text:p text:style-name="P9"/>
            <text:p text:style-name="P9"/>
            <text:p text:style-name="P9"/>
            <text:p text:style-name="P9"><text:line-break/><text:line-break/></text:p>
            <text:p text:style-name="P9">{mengambil_sumpah}</text:p>
          </table:table-cell>
        </table:table-row>
      </table:table>
      <text:p text:style-name="Standard"/>
      <text:p text:style-name="Standard"><text:tab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03:15.01</meta:creation-date>
    <dc:date>2015-11-30T10:01:32</dc:date>
    <meta:editing-duration>PT22H11M24S</meta:editing-duration>
    <meta:editing-cycles>66</meta:editing-cycles>
    <meta:generator>OpenOffice/4.1.1$Unix OpenOffice.org_project/411m6$Build-9775</meta:generator>
    <meta:document-statistic meta:table-count="9" meta:image-count="0" meta:object-count="0" meta:page-count="2" meta:paragraph-count="56" meta:word-count="313" meta:character-count="2691"/>
    <dc:creator>Alfario Eka Putra</dc:creator>
  </office:meta>
</office:document-meta>
</file>